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TML Chapter 4</text:p>
      <text:p text:style-name="Standard"/>
      <text:p text:style-name="Standard">4.1</text:p>
      <text:p text:style-name="Standard">Configuring Lines and Borders</text:p>
      <text:p text:style-name="Standard">-web designers often use visual elements such as lines and borders to separate or define areas on web pages</text:p>
      <text:p text:style-name="Standard">-in this chapter you'll explore 2 coding techniques to configure a line: The HTML horizontal rule element and the CSS border and padding properties</text:p>
      <text:p text:style-name="Standard"/>
      <text:p text:style-name="Standard">Horizontal Rule Element</text:p>
      <text:p text:style-name="Standard">-horizontal rule element &lt;hr&gt; - visually separates areas of a page and configures a horizontal line across a web page</text:p>
      <text:p text:style-name="Standard">-it is coded as a void tag since it contains no text</text:p>
      <text:p text:style-name="Standard">-in HTML 5 it is generally used to indicate a thematic break or change in content</text:p>
      <text:p text:style-name="Standard"/>
      <text:p text:style-name="Standard">The Border and Padding Properties</text:p>
      <text:p text:style-name="Standard">-when you configured background color elements in chapter 3, a CSS box model was used (this will be covered in more detail in chapter 6)</text:p>
      <text:p text:style-name="Standard"/>
      <text:p text:style-name="Standard">The border Property</text:p>
      <text:p text:style-name="Standard">-border property – configures the border, or boundary around an element</text:p>
      <text:p text:style-name="Standard">-default width is 0 and does not display</text:p>
      <text:p text:style-name="Standard">-you can set the border-width, border-color, and border-style with the border property</text:p>
      <text:p text:style-name="Standard">-you can also configure individual settings for the top, right, bottom, and left borders using the border-top, border-right, border-bottom, and border-left properties</text:p>
      <text:p text:style-name="Standard"/>
      <text:p text:style-name="Standard">The border-style Property</text:p>
      <text:p text:style-name="Standard">-border-style property – configures the type of line displayed in the border</text:p>
      <text:p text:style-name="Standard">-formatting options include inset, outset, double, groove, ridge, solid, dashed, and dottted</text:p>
      <text:p text:style-name="Standard">-be aware that these property values are not all uniformly applied by browsers</text:p>
      <text:p text:style-name="Standard">-the CSS to configure borders shown uses a border-width of 3 pixels, the value indicated by the border-style property, such as the example below</text:p>
      <text:p text:style-name="Standard">.dashedborder { border-width: 3 px;</text:p>
      <text:p text:style-name="Standard"><text:s text:c="26"/>border-style: dashed;</text:p>
      <text:p text:style-name="Standard"><text:s text:c="26"/>border-color: #000033;</text:p>
      <text:p text:style-name="Standard">}</text:p>
      <text:p text:style-name="Standard">-a shorthand notation allows you to configure all the border properties in one style rule, following the format below:</text:p>
      <text:p text:style-name="Standard">.dashedborder {border: 3px dashed #000033; }</text:p>
      <text:p text:style-name="Standard"/>
      <text:p text:style-name="Standard">The padding Property</text:p>
      <text:p text:style-name="Standard">-padding property – configures empty space between the content of the HTML element (usually text) and the border</text:p>
      <text:p text:style-name="Standard">-by default, the padding is set to 0</text:p>
      <text:p text:style-name="Standard">-a configured background color is applied to both the padding and the content areas</text:p>
      <text:p text:style-name="Standard">-the padding property can be configured with pixels, em units, and percentages</text:p>
      <text:p text:style-name="Standard"/>
      <text:p text:style-name="Standard"/>
      <text:p text:style-name="Standard"/>
      <text:p text:style-name="Standard"><text:soft-page-break/>New CSS Properties introduced in this chapter</text:p>
      <text:p text:style-name="Standard">-background-attachment – configures whether the background image scrolls with the page or is fixed in place. Values: fixed, scroll (default)</text:p>
      <text:p text:style-name="Standard">-background-clip – configures the background painting area. Values: padding-box, border-box, or content-box</text:p>
      <text:p text:style-name="Standard">-background-image – background image of an element. Values: to display an image, use url(imagename.gif), url(imagename.png), or url(imagename.jpg). To disable image display, use none (default)</text:p>
      <text:p text:style-name="Standard">-background-origin – configures the background positioning area. Values: padding-box, border-box, or content-box</text:p>
      <text:p text:style-name="Standard">-background-position – position of the background image: Values: Two percentage values or numeric pixel values. First value configures the horizontal position, second value configures the vertical position starting from the upper left corner of the container's box. Text values can also be used: left, top, center, bottom, and right.</text:p>
      <text:p text:style-name="Standard">-background-repeat – controls how the background image will repeat. Values: Text values repeat(default), repeat-y (vertical repeat), repeat-x (horizontal repeat), and no-repeat (no repeat). The new CSS3 values (space, round) are not supported in all browsers</text:p>
      <text:p text:style-name="Standard">-background-size – configures the size of the background image. Values: two percentages, pixel values, auto, contain, or cover. The first value indicates width, the second indicates height. If only one value is provided, the second value defaults to auto. The value contain causes the background image to be scaled (with aspect ration intact) to horizontally fill the container. The value cover causes the background image to be scaled (with aspect ration intact) to vertically fill the container </text:p>
      <text:p text:style-name="Standard">-border – shorthand notation to configure values for border-width, border-style, and border-color of an element. Values: the values for border-width, border-style, and border-color separated by spaces. ie. border: 1px solid #000000;</text:p>
      <text:p text:style-name="Standard">-border-bottom – shorthand notation to configure the bottom border of an element. Values: the values for border-width, border-style, and border-color separated by spaces. ie. border-bottom: 1px solid #000000;</text:p>
      <text:p text:style-name="Standard">-border-bottom-left-radius – configures rounded corners on the bottom left corner of a border. Values: one numeric value (px or em) or percentage that configures the radius of the corner</text:p>
      <text:p text:style-name="Standard">-border-bottom-right-radius – configures rounded corners on the bottom right corner of a border. Values: one numeric value (px or em) or percentage that configures the radius of the corner</text:p>
      <text:p text:style-name="Standard">-border-color – the color of the border around an element. Values: any valid color value</text:p>
      <text:p text:style-name="Standard">-border-left – shorthand notation to configure the left border of an element. Values: the values for border-width, border-style, and border-color separated by spaces. ie. Border-left: 1px solid #000000;</text:p>
      <text:p text:style-name="Standard">-border-radius – configures rounded corners of an element. Values: one to four numeric values (px or em) or percentages that configure the radius of the corners. If a single value is provided, it configures all four corners. The corners are configured in order of top left, top right, bottom right, and bottom left</text:p>
      <text:p text:style-name="Standard">-border-right – shorthand notation to configure the right border of an element. Values: the values for border-width, border-style, and border-color separated by spaces. ie. border-right: 1px solid #000000;</text:p>
      <text:p text:style-name="Standard">-border-style – the type of border around an element. Values: text values double, groove, inset, none (default), outset, ridge, solid, dashed, dotted, and hidden</text:p>
      <text:p text:style-name="Standard">-border-top – shorthand notation to configure the top border of an element. Values: the values for border-width, border-style, and border-color separated by spaces. ie. border-top: 1px solid #000000;</text:p>
      <text:p text:style-name="Standard">-border-top-left-radius – configures a rounded top left corner, this CSS3 property is not supported in all browsers. Values: one numeric value (px or em) or percentage that configures the radius of the corner.</text:p>
      <text:p text:style-name="Standard">-border-top-right-radius – configures a rounded top right corner. Values: one numeric value (px or em) or percentage that configures the radius of the corner</text:p>
      <text:p text:style-name="Standard"/>
      <text:p text:style-name="Standard"><text:soft-page-break/>-border-width – the width of a border around an element. Values: a numeric pixel value (such as 1px) or the text values thin, medium, and thick</text:p>
      <text:p text:style-name="Standard">-box-shadow – configures a drop shadow on an element. Values: two to four numerical values (px or em) to indicate horizontal offset, vertical offset, blur radius (optional), and spread distance (optional), and a valid color value. Use the inset keyword to configure an inner shadow</text:p>
      <text:p text:style-name="Standard">-height – the height of an element. Values: a numeric pixel value or percentage</text:p>
      <text:p text:style-name="Standard">-linear-gradient – configures a linear blending of shades from one color to another. Values: numerous syntax options for starting points of the gradient and color values. For example, the following configures a two color gradient: linear-gradient(#FFFFFF, #8FA5CE);</text:p>
      <text:p text:style-name="Standard">-max-width – configures a maximum width for an element. Values: a numeric pixel value or percentage </text:p>
      <text:p text:style-name="Standard">-opacity – configures the transparency of an element. Values: numeric values between 1 (fully opaque) and 0 (completely transparent). This property is inherited by all child elements.</text:p>
      <text:p text:style-name="Standard">-padding – shorthand notation to configure the amount of padding (blank space between the element and its border). Values: 1. a single numeric value (px or em) or percentage; configure padding on all sides of the element. 2. Two numeric values (px or em) or percentages; the first value configures the top and bottom padding, the second value configures the left and right padding (ie padding: 2em 1em;). 3. Three numeric values (px or em) or percentages; the first value configures the top padding, the second value configures the left and right padding, the third value configures the bottom padding (ie padding: 5px 30px 10px;). 4. Four numeric values (px or em) or percentages; the values configure the padding in the following order: padding-top, padding-right, padding-bottom, padding-left.</text:p>
      <text:p text:style-name="Standard">-padding-bottom – blank space between an element and its bottom border. Values: a numeric value (px or em) or percentage </text:p>
      <text:p text:style-name="Standard">-padding-left – blank space between an element and its left border. Values: a numeric value (px or em) or percentage </text:p>
      <text:p text:style-name="Standard">-padding-right – blank space between an element and its right border. Values: a numeric value (px or em) or percentage </text:p>
      <text:p text:style-name="Standard">-padding-top – blank space between an element and its top border. Values: a numeric value (px or em) or percentage </text:p>
      <text:p text:style-name="Standard">-radial-gradient – configures a radial (circular) blending of shades from one color to another. Values: numerous syntax options for starting points of the gradient and color values. For example, the following configures a two-color radial gradient: radial-gradient (#FFFFFF, #8FA5CE);</text:p>
      <text:p text:style-name="Standard"/>
      <text:p text:style-name="Standard">4.2</text:p>
      <text:p text:style-name="Standard">Types of Graphics</text:p>
      <text:p text:style-name="Standard"/>
      <text:p text:style-name="Standard">Graphic Interchange Format (gif) images</text:p>
      <text:p text:style-name="Standard">-gif images are best used for line drawings containing mostly solid tones and simple images such as clip art</text:p>
      <text:p text:style-name="Standard">-max number of colors in a gif is 256. they use a .gif file extension</text:p>
      <text:p text:style-name="Standard"/>
      <text:p text:style-name="Standard">-Transparency</text:p>
      <text:p text:style-name="Standard">-background color of the web page shows through the transparent area of the image</text:p>
      <text:p text:style-name="Standard">-gifs support image transparency</text:p>
      <text:p text:style-name="Standard"/>
      <text:p text:style-name="Standard">-Animation</text:p>
      <text:p text:style-name="Standard">-an animated gif consists of several images or frames, each of which is slightly different. Can be created in a graphics application like Adobe Fireworks</text:p>
      <text:p text:style-name="Standard"/>
      <text:p text:style-name="Standard"/>
      <text:p text:style-name="Standard"><text:soft-page-break/>-Compression</text:p>
      <text:p text:style-name="Standard">-lossless compression is used when a gif is saved. This means nothing in the original image is lost and that the compressed image, when rendered by a browser, will contain the same pixels as the original</text:p>
      <text:p text:style-name="Standard"/>
      <text:p text:style-name="Standard">-Optimization</text:p>
      <text:p text:style-name="Standard">-to avoid slow-loading web pages, graphic files should be optimized for the web (ie. Full quality digital camera images are too large, both in terms of dimensions and file size)</text:p>
      <text:p text:style-name="Standard">-image optimization is the process of creating an image with the lowest file size that still renders a good quality image</text:p>
      <text:p text:style-name="Standard">-gif images are usually optimized by using a graphics application to reduce the number of colors in the image (photoshop or gimp)</text:p>
      <text:p text:style-name="Standard"/>
      <text:p text:style-name="Standard">-Interlacing</text:p>
      <text:p text:style-name="Standard">-interlaced images progressively display and seem to fade in as they download. The image first appears fuzzy but gradually becomes clearer and sharper, which can help to reduce the perceived load time of your web page</text:p>
      <text:p text:style-name="Standard">-browsers render web page documents in order, line by line, starting at the top of the document. They display standard images as files are read in order from top to bottom. The top of a standard image begins to display after 50% of the image has been read by a browser</text:p>
      <text:p text:style-name="Standard"/>
      <text:p text:style-name="Standard">Joint Photographic Experts Group (jpeg) Images</text:p>
      <text:p text:style-name="Standard">-jpeg images are best used for photographs, they can contain 16.7 million colors</text:p>
      <text:p text:style-name="Standard">-however, jpeg images cannot be transparent and they cannot be animated</text:p>
      <text:p text:style-name="Standard">-use the .jpg or .jpeg file extension</text:p>
      <text:p text:style-name="Standard"/>
      <text:p text:style-name="Standard">-Compression</text:p>
      <text:p text:style-name="Standard">-use lossy compression, some pixels in the original image are lost or removed from the compressed file. The rendered compressed image is similar to, but not exactly the same as, the original image</text:p>
      <text:p text:style-name="Standard"/>
      <text:p text:style-name="Standard">-Optimization</text:p>
      <text:p text:style-name="Standard">-an image with less compression will be higher quality but result in a larger file size and vice versa</text:p>
      <text:p text:style-name="Standard">-graphics applications like photoshop and gimp allow you to configure compression quality to choose what best suits your needs</text:p>
      <text:p text:style-name="Standard">-pixelation- blocky degradation that appears from overcompressing an image</text:p>
      <text:p text:style-name="Standard">-thumbnail image- a smaller version of the image which is configured as an image hyperlink</text:p>
      <text:p text:style-name="Standard"/>
      <text:p text:style-name="Standard">-Progressive JPEG<text:line-break/>-a progressive jpeg is similar to an interlaced gif, in that the image progressively displays and seems to fade in as it downloads</text:p>
      <text:p text:style-name="Standard"/>
      <text:p text:style-name="Standard">Portable Network Graphic (PNG) Images</text:p>
      <text:p text:style-name="Standard">-combine the best of gif and jpeg images</text:p>
      <text:p text:style-name="Standard">-PNG graphics can support millions of colors, support variable transparency levels, and use lossless compression. They also support interlacing</text:p>
      <text:p text:style-name="Standard"/>
      <text:p text:style-name="Standard">WebP Image Format</text:p>
      <text:p text:style-name="Standard">-new image format from google that offers improved lossy compression for photographic images</text:p>
      <text:p text:style-name="Standard">-currently not ready for use in commercial websites</text:p>
      <text:p text:style-name="Standard"/>
      <text:p text:style-name="Standard"><text:soft-page-break/>4.3</text:p>
      <text:p text:style-name="Standard">Image Element</text:p>
      <text:p text:style-name="Standard">-image element configures graphics on a web page</text:p>
      <text:p text:style-name="Standard">-this can include photographs, banners, company logos, navigation buttons, etc</text:p>
      <text:p text:style-name="Standard">-the image element is a void element and is coded as a singular tag\</text:p>
      <text:p text:style-name="Standard">-the following example configures an image named logo.gif from the same folder as the web page:</text:p>
      <text:p text:style-name="Standard">&lt;img src=”logo.gif” height=”200” width=”500” alt=”My Company Name”&gt;</text:p>
      <text:p text:style-name="Standard">-src attribute- specifies the file name of the image</text:p>
      <text:p text:style-name="Standard">-alt attribute- provides a text replacement, typically a text description, of the image</text:p>
      <text:p text:style-name="Standard">-the browser reserves the correct amount of space for your image if you use the height and width attributes with values either equal to or approximately the size of the image</text:p>
      <text:p text:style-name="Standard">-provide accurate values to the height and width of the image to retain the image's aspect ratio (the proportional relationship between the width and height of an image)</text:p>
      <text:p text:style-name="Standard"/>
      <text:p text:style-name="Standard">Attributes of the &lt;img&gt; tag</text:p>
      <text:p text:style-name="Standard">-allign. Values: right, left(default), top, middle, bottom; obsolete – use the CSS float or position property instead</text:p>
      <text:p text:style-name="Standard">-alt. Value: text phrase that describes the image</text:p>
      <text:p text:style-name="Standard">-border. Values: image border size in pixels; border=”0” prevents the border of an image hyperlink from being displayed; obsolete – use the CSS border property instead</text:p>
      <text:p text:style-name="Standard">-height. Value: height of the image in pexels</text:p>
      <text:p text:style-name="Standard">-hspace- amount of space, in pixels, that is blank to the left and right of the image; obsolete – use the CSS padding property instead</text:p>
      <text:p text:style-name="Standard">-id- Values: text name – alphanumeric, beginning with a letter, no spaces; the value must be unique and not used for other id values on the same web page document</text:p>
      <text:p text:style-name="Standard">-longdesc- Values: URL of a resource that contains an accessible description of a complex image</text:p>
      <text:p text:style-name="Standard">-name- values: text name – alphanumeric, beginning with a letter, no spaces; this attribute names the image so that it can be easily accessed by client-side scripting languages such as JavaScript; obsolete – use the id attribute</text:p>
      <text:p text:style-name="Standard">-src- value: the url or file name of the image</text:p>
      <text:p text:style-name="Standard">-srcset- new html5.1 attribute that supports the browser display of responsive images</text:p>
      <text:p text:style-name="Standard">-title- value: a text phrase containing advisory information about the image; typically more descriptive than the alt text</text:p>
      <text:p text:style-name="Standard">-vspace- obsolete, use padding CSS property instead</text:p>
      <text:p text:style-name="Standard">-width- value: width of image in pixels</text:p>
      <text:p text:style-name="Standard"/>
      <text:p text:style-name="Standard">Accessibility and Images</text:p>
      <text:p text:style-name="Standard">-use the alt attribute to provide accessibility. It configures an alternative text description of the image</text:p>
      <text:p text:style-name="Standard">-the alt text is used in two ways: the browser will display the alt text in the image area before the graphic is downloaded and displayed. Some browsers will also display the alt text as a tool tip whenever a visitor to the web page places the mouse cursor over the image area</text:p>
      <text:p text:style-name="Standard">-applications such as screen readers will read the text in the alt attribute out loud</text:p>
      <text:p text:style-name="Standard">-a mobile browser may display the alt text instead of the image</text:p>
      <text:p text:style-name="Standard">-major search engines run programs called spiders or robots, these programs index and categorize websites. They cannot process text within images, but some process the value of the alt attributes in image tags</text:p>
      <text:p text:style-name="Standard">-W3C recommends that alt text be no longer than 100 characters. Avoid using the file name or words like picture, image, and graphic as the value of the alt attribute. Instead use a brief phrase that describes the image. If the purpose of an image, such as a logo, is to display text, then configure the text as the <text:soft-page-break/>value of the alt attribute </text:p>
      <text:p text:style-name="Standard"/>
      <text:p text:style-name="Standard">Image Hyperlinks</text:p>
      <text:p text:style-name="Standard">-to create an image link, all you need to do is surround your &lt;img&gt; tag with anchor (&lt;a&gt;) tags. For example, to place a link around an image called home.gif, use the following code:</text:p>
      <text:p text:style-name="Standard">&lt;a href=”index.html”&gt;&lt;img src=”home.gif” height=”19” width=”85” alt-”Home”&gt;&lt;/a&gt;</text:p>
      <text:p text:style-name="Standard"/>
      <text:p text:style-name="Standard">-a thumbnail image link is a small image configured as an image link with an href attribute value that points to another image file instead of a web page. For example:</text:p>
      <text:p text:style-name="Standard">&lt;a href=”sunset.jpg”&gt;&lt;img src=”thumb.jpg” height=”100” width=”100” alt=”view a larger sunset”&gt;&lt;/a&gt;</text:p>
      <text:p text:style-name="Standard"/>
      <text:p text:style-name="Standard">Accessibility and Image Hyperlinks</text:p>
      <text:p text:style-name="Standard">-1. Add a row of plain text navigation hyperlinks in the page footer. These won't be noticed by most people, but could be helpful to a person using a screen reader to visit your web page.</text:p>
      <text:p text:style-name="Standard">-2. Configure the alt attribute for each image to contain the exact text that displays in the image. For example, code alt=”Home” in the &lt;img&gt; tag for the Home button</text:p>
      <text:p text:style-name="Standard"/>
      <text:p text:style-name="Standard">Guidelines for naming image files</text:p>
      <text:p text:style-name="Standard">-use all lowercase letters</text:p>
      <text:p text:style-name="Standard">-do not use punctuation symbols and spaces</text:p>
      <text:p text:style-name="Standard">-do not change the file extensions</text:p>
      <text:p text:style-name="Standard">-keep your filenames short, but descriptive</text:p>
      <text:p text:style-name="Standard"/>
      <text:p text:style-name="Standard">4.4</text:p>
      <text:p text:style-name="Standard">HTML5 Visual Elements</text:p>
      <text:p text:style-name="Standard"/>
      <text:p text:style-name="Standard">Figure and Figcaption Elements</text:p>
      <text:p text:style-name="Standard">-the block display figure element comprises a unit of content that is self-contained, such as an image, along with one optional figcaption element</text:p>
      <text:p text:style-name="Standard">-the block display figcaption element provides a caption for a figure</text:p>
      <text:p text:style-name="Standard">-these were created so that structure of content is well defined, the same function could be configured using a div element as a container </text:p>
      <text:p text:style-name="Standard"/>
      <text:p text:style-name="Standard">Meter Element</text:p>
      <text:p text:style-name="Standard">-meter element- displays a visual gauge of a numeric value within a known range, typically as part of a bar chart</text:p>
      <text:p text:style-name="Standard">-configured with several attributes, including value (the value displayed), min(the lowest value in the range), and max (the highest possible value in the range)</text:p>
      <text:p text:style-name="Standard">-the following code configures the display of a report that shows total visits and the number of visits by users for each browser</text:p>
      <text:p text:style-name="Standard">&lt;h1&gt;Monthly Browser Report&lt;/h1&gt;</text:p>
      <text:p text:style-name="Standard">&lt;meter value=”14417” min=”0” max=”14417&gt;14417 &lt;/meter&gt;144,417 Total Visits&lt;br&gt;</text:p>
      <text:p text:style-name="Standard">&lt;meter value=”7000” min=”0” max=”14417&gt;7000&lt;/meter&gt; 7,000 Chrome&lt;br&gt;</text:p>
      <text:p text:style-name="Standard">&lt;meter value=”3800” min=”0” max=”14417”&gt;3800&lt;/meter&gt; 3,800 Edge&lt;br&gt;</text:p>
      <text:p text:style-name="Standard">&lt;meter value=”2062” min=”0” max=”14417”&gt;2062&lt;/meter&lt; 2,062 Firefox&lt;br&gt;</text:p>
      <text:p text:style-name="Standard">&lt;meter value=”1043” min=”0” max=”14417”&gt;1043&lt;/meter&gt; 1,043 Safari&lt;br&gt;</text:p>
      <text:p text:style-name="Standard">&lt;meter value=”312” min=”0” max=”14417”&gt;200&lt;/meter&gt; &amp;nbsp;&amp;nbsp; 312 Opera&lt;br&gt;</text:p>
      <text:p text:style-name="Standard">&lt;meter value=”200” min=”0” max=”14417”&gt;200&lt;/meter&gt; &amp;nbsp;&amp;nbsp; 200 other&lt;br&gt;</text:p>
      <text:p text:style-name="Standard"><text:soft-page-break/></text:p>
      <text:p text:style-name="Standard">Progress Element</text:p>
      <text:p text:style-name="Standard">-progress element0 displays a bar that depicts a numeric value within a specified range</text:p>
      <text:p text:style-name="Standard">-configured with the value (the value displayed) and max (highest possible value) attributes</text:p>
      <text:p text:style-name="Standard">-place information for nonsupporting browsers to display between the opening and closing progress tags</text:p>
      <text:p text:style-name="Standard">-the following code shows a 50% completion progress bar:</text:p>
      <text:p text:style-name="Standard">&lt;h1&gt;Progress Report&lt;/h1&gt;</text:p>
      <text:p text:style-name="Standard">&lt;progress value=”5” max=”10”&gt;50%&lt;/progress&gt;</text:p>
      <text:p text:style-name="Standard">Progress Toward Our Goal</text:p>
      <text:p text:style-name="Standard"/>
      <text:p text:style-name="Standard">4.5</text:p>
      <text:p text:style-name="Standard">Background Images</text:p>
      <text:p text:style-name="Standard"/>
      <text:p text:style-name="Standard">The background-image Property</text:p>
      <text:p text:style-name="Standard">-use the CSS background-image property to configure a background image</text:p>
      <text:p text:style-name="Standard">-the following css code configures the html body selector with a background of the graphic texture1.png located in the same folder as the web page file:</text:p>
      <text:p text:style-name="Standard">body { background-image: url(texture1.png_; }</text:p>
      <text:p text:style-name="Standard"/>
      <text:p text:style-name="Standard">Using Both Background Color and a Background Image</text:p>
      <text:p text:style-name="Standard">-you can configure both a background color and a background image. The background color (background-color property) will display first. Next, the image specified as the background will be displayed as it is loaded by the browser</text:p>
      <text:p text:style-name="Standard">-by coding both a background color and a background image, you provide your visitor with a more pleasing visual experience. If the image doesn't load for some reason, the background color will still have the expected contrast with your text color</text:p>
      <text:p text:style-name="Standard">-if the background image is smaller than the browser window and the web page is configured with css not to automatically tile (repeat the image), the background color of the page will display in areas not covered by the background image</text:p>
      <text:p text:style-name="Standard">-the css for a page with both a background color and a background image follows:</text:p>
      <text:p text:style-name="Standard">body { background-color: #99cccc;</text:p>
      <text:p text:style-name="Standard"><text:s text:c="12"/>background-image: url(background.jpg); }</text:p>
      <text:p text:style-name="Standard"/>
      <text:p text:style-name="Standard">Browser Display of a Background Image</text:p>
      <text:p text:style-name="Standard">-the dimensions of the background image are often much smaller than the typical viewport</text:p>
      <text:p text:style-name="Standard">-the shape of a background image is often either a thin rectangle or a small rectangular block</text:p>
      <text:p text:style-name="Standard">-unless otherwise specified in a style rule, browsers repeat, or tile, these images to cover the page's background. The images have small file sizes so that they download as quickly as possible</text:p>
      <text:p text:style-name="Standard"/>
      <text:p text:style-name="Standard">The background-repeat Property</text:p>
      <text:p text:style-name="Standard">-default browser behavior is to repeat, or tile, background images to cover the entire element's background </text:p>
      <text:p text:style-name="Standard">-you can modify this tiling behavior with the CSS background-repeat property</text:p>
      <text:p text:style-name="Standard">-the values for background-repeat include repeat (default), repeat-y (vertical repeat), repeat-x (horizontal repeat), and no-repeat (no repeat)</text:p>
      <text:p text:style-name="Standard"/>
      <text:p text:style-name="Standard"/>
      <text:p text:style-name="Standard"/>
      <text:p text:style-name="Standard"><text:soft-page-break/>(additional background-repeat property values that are not yet well supported by browsers</text:p>
      <text:p text:style-name="Standard">-background repeat: space;</text:p>
      <text:p text:style-name="Standard">repeats the image in the background without clipping (or cutting off) parts of the image by adjusting empty space around the repeated images.</text:p>
      <text:p text:style-name="Standard">-background-repeat: round;</text:p>
      <text:p text:style-name="Standard">repeats the image in the background and scales (Adjusts) the dimensions of the image to avoid clipping</text:p>
      <text:p text:style-name="Standard"/>
      <text:p text:style-name="Standard">The background-position Property</text:p>
      <text:p text:style-name="Standard">-you can specify other locations for the background image besides the default top left location by using the background-position property</text:p>
      <text:p text:style-name="Standard">-valid values include percentages, pixel values; or left, top center, bottom, and right. The first value indicates the horizontal position, the second indicates vertical. If only one value is provided, the second value defaults to center</text:p>
      <text:p text:style-name="Standard">-example:</text:p>
      <text:p text:style-name="Standard">h2 { background-image: url(flower.gif);</text:p>
      <text:p text:style-name="Standard"><text:s text:c="8"/>background-position: right;</text:p>
      <text:p text:style-name="Standard"><text:s text:c="8"/>background-repeat: no-repeat; }</text:p>
      <text:p text:style-name="Standard"/>
      <text:p text:style-name="Standard">The background-attachment Property</text:p>
      <text:p text:style-name="Standard">-use the background-attachment property to configure whether the background image remains fixed in place or scrolls along with the page in the browser viewport</text:p>
      <text:p text:style-name="Standard">-valid values include fixed and scroll (the default) </text:p>
      <text:p text:style-name="Standard"/>
      <text:p text:style-name="Standard">4.6</text:p>
      <text:p text:style-name="Standard">More About Images</text:p>
      <text:p text:style-name="Standard"/>
      <text:p text:style-name="Standard">Image Maps</text:p>
      <text:p text:style-name="Standard">-an image map is an image that can be used as one or more hyperlinks. An image map will typically have multiple clickable or selectable areas that link to another web page or website</text:p>
      <text:p text:style-name="Standard">-the selectable areas are called hotspots</text:p>
      <text:p text:style-name="Standard">-image maps can configure selectable areas in rectangles, circles, and polygons</text:p>
      <text:p text:style-name="Standard">-an image map requires the use of the image element, map element, and one or more area elements</text:p>
      <text:p text:style-name="Standard"/>
      <text:p text:style-name="Standard">Map Element</text:p>
      <text:p text:style-name="Standard">-the map element is a container tag that indicates the beginning and ending of the image map description</text:p>
      <text:p text:style-name="Standard">-the name attribute is coded to associate the &lt;map&gt; tag with its corresponding image</text:p>
      <text:p text:style-name="Standard">-the id attribute must have the same value as the name attribute</text:p>
      <text:p text:style-name="Standard">-to associate a map element with an image, configure the image tag with the usemap attribute to indicate which &lt;map&gt; to use</text:p>
      <text:p text:style-name="Standard"/>
      <text:p text:style-name="Standard">Area Element</text:p>
      <text:p text:style-name="Standard">-the area element defines the coordinates or edges of the clickable area</text:p>
      <text:p text:style-name="Standard">-it is a void tag that uses the href, alt, title, shape, and coords attributes. Href identifies the web page to display when the area is clicked. Alt provides a text description for screen readers. Use the title attribute to specify text that some browsers may display as a tooltip when the mouse is placed over an area. The coords attribute indicates the coordinate position of the clickable area</text:p>
      <text:p text:style-name="Standard"/>
      <text:p text:style-name="Standard"/>
      <text:p text:style-name="Standard"><text:soft-page-break/>Shape Coordinates</text:p>
      <text:p text:style-name="Standard">-rect- coordinates: “x1,y1,x2,y2”. Meaning: the coordinates at point (x1,y1) represent the upper left corner of the rectangle. The coordinates at point (x2,y2) represent the lower-right corner of the rectangle </text:p>
      <text:p text:style-name="Standard">-circle- coordinates: “x,y,r”. Meaning: the coordinates at point (x,y) indicate the center of the circle. The value of r is the radius of the circle, in pixels</text:p>
      <text:p text:style-name="Standard">-poly- coordinates:”x1,y1,x2,y2,x3,y3,etc”. Meaning: the values of each (x, y) pair represent the coordinates of a corner point of the polygon</text:p>
      <text:p text:style-name="Standard"/>
      <text:p text:style-name="Standard">Exploring a Rectangular Image Map</text:p>
      <text:p text:style-name="Standard">-for a rectangular image map, the value of the shape attribute is rect, and the coordinates indicate the pixel positions as follows:</text:p>
      <text:p text:style-name="Standard">*distance of the upper left corner from the left edge of the image</text:p>
      <text:p text:style-name="Standard">*distance of the upper left corner from the top of the image</text:p>
      <text:p text:style-name="Standard">*distance of the lower right corner from the left edge of the image</text:p>
      <text:p text:style-name="Standard">*distance of the lower right corner from the top of the image</text:p>
      <text:p text:style-name="Standard"/>
      <text:p text:style-name="Standard">sample image map (one corner at 24, 188. other corner at 339, 283):</text:p>
      <text:p text:style-name="Standard">&lt;map name=”boat” id=”boar&gt;</text:p>
      <text:p text:style-name="Standard"><text:tab/>&lt;area href=”<text:a xlink:type="simple" xlink:href="http://fishingdoorcounty.com/" text:style-name="Internet_20_link" text:visited-style-name="Visited_20_Internet_20_Link">http://fishingdoorcounty.com</text:a>”</text:p>
      <text:p text:style-name="Standard"><text:tab/>shape = “rect”</text:p>
      <text:p text:style-name="Standard"><text:tab/><text:tab/>coords=”24, 188, 339, 283”</text:p>
      <text:p text:style-name="Standard"><text:tab/>alt=”Door County Fishing Boat”&gt;</text:p>
      <text:p text:style-name="Standard">&lt;/map&gt;</text:p>
      <text:p text:style-name="Standard">&lt;img src=”fishingboat.jog”</text:p>
      <text:p text:style-name="Standard">usemap=”#boat” alt=”Door County”</text:p>
      <text:p text:style-name="Standard">width=”416 height=”350”&gt;</text:p>
      <text:p text:style-name="Standard"/>
      <text:p text:style-name="Standard">-configure a descriptive alt attribute for each area element associated with an image map to provide for accessibility</text:p>
      <text:p text:style-name="Standard">-most web developers do not hand-code image maps. Programs like Dreamweaver have features that let you generate image maps</text:p>
      <text:p text:style-name="Standard"/>
      <text:p text:style-name="Standard">The Favorites Icon</text:p>
      <text:p text:style-name="Standard">-favicon- favorites icon, small icon you see in the address bar or tab of a browser</text:p>
      <text:p text:style-name="Standard"/>
      <text:p text:style-name="Standard">Configuring a Favorites Icon</text:p>
      <text:p text:style-name="Standard">-modern approach is to associate the favicon.ico file with a web page by using a link element</text:p>
      <text:p text:style-name="Standard">-the link tag can also be used to associate a favorite icon with a web page. The attributes used to associate a web page with a favorites icon are: rel, href, and type. The value of the rel attribute is icon. The value of the href attribute is the name of the image file. The value of the type attribute describes the MIME type of the image, which defaults to image/x-icon for .ico files</text:p>
      <text:p text:style-name="Standard">-html code to associate a favorites icon is as follows:</text:p>
      <text:p text:style-name="Standard">&lt;link rel=”icon” href=”favicon.ico” type=”image/x-icon”&gt;</text:p>
      <text:p text:style-name="Standard">-you may need to publish files to the web in order to see the favicon in microsoft edge or internet explorer</text:p>
      <text:p text:style-name="Standard">-if you use a gif, png, or jpg as a favorites icon, then the MIME type should be image/ico. For example:</text:p>
      <text:p text:style-name="Standard">&lt;link rel”icon” href=”favicon.gif” type=”image/ico”&gt;</text:p>
      <text:p text:style-name="Standard"/>
      <text:p text:style-name="Standard"><text:soft-page-break/>Image Slicing</text:p>
      <text:p text:style-name="Standard">-image slicing- breaking single, complex images into multiple, smaller images. Lets you optimize all portions for efficient display </text:p>
      <text:p text:style-name="Standard">-there may be times when you plan special mouse rollover effects for parts of a large, complex image. In this case, parts of the image need to be individually accessible to scripting languages, and so the image needs to be sliced. When an image is sliced, it is broken into multiple graphical files. Most graphics applications have features for image slicing that automatically create the html for you</text:p>
      <text:p text:style-name="Standard"/>
      <text:p text:style-name="Standard">CSS Sprites</text:p>
      <text:p text:style-name="Standard">-a sprite is an image file that contains small graphics that are configured as background images for various web page elements</text:p>
      <text:p text:style-name="Standard">-the CSS background-image, background-repeat, and background-position properties are used to manipulate the placement of the image</text:p>
      <text:p text:style-name="Standard">-having just a single image saves download time, because the browser needs to make only one http request for the combined image instead of many requests for the individual smaller images</text:p>
      <text:p text:style-name="Standard"/>
      <text:p text:style-name="Standard">4.7</text:p>
      <text:p text:style-name="Standard">Sources and Guidelines for Graphics</text:p>
      <text:p text:style-name="Standard"/>
      <text:p text:style-name="Standard">Sources of Graphics</text:p>
      <text:p text:style-name="Standard">-image editors are great</text:p>
      <text:p text:style-name="Standard">-be aware that materials on a website are copyrighted and are not free to use unless the site owner permits it. Contact the owner of an image and request permission for use rather than just taking it (or look for creative commons license content)</text:p>
      <text:p text:style-name="Standard">-many websites offer free and low cost graphics (Free Images, Free Stock Photo Search Engine, Free Digital Photos, Pixabay, iStockphoto)</text:p>
      <text:p text:style-name="Standard">-there are also sites that help create banner or button images (LogoCreator, Cool Text, Da Button Factory)</text:p>
      <text:p text:style-name="Standard"/>
      <text:p text:style-name="Standard">Guidelines for Using Images</text:p>
      <text:p text:style-name="Standard">-images can be useful for your site, but too many can slow down performance and discourage visitors</text:p>
      <text:p text:style-name="Standard"/>
      <text:p text:style-name="Standard">Reuse Images</text:p>
      <text:p text:style-name="Standard">-when an image from your site is requested for a web page, it is stored in the cache on your vistor's hard drive. Subsequent requests for the image will use the file from the hard drive instead of another download. This approach results in fast page loads</text:p>
      <text:p text:style-name="Standard">-reuse common graphics such as logos and navigation buttons on multiple pages instead of creating different versions of these common graphics</text:p>
      <text:p text:style-name="Standard"/>
      <text:p text:style-name="Standard">Consider the Size vs Quality Issue</text:p>
      <text:p text:style-name="Standard">-choose the smallest file that gives you appropriate quality</text:p>
      <text:p text:style-name="Standard"/>
      <text:p text:style-name="Standard">Consider Image Load Time</text:p>
      <text:p text:style-name="Standard">-don't have too many images, optimize file size and dimensions of images for efficient web page display</text:p>
      <text:p text:style-name="Standard"/>
      <text:p text:style-name="Standard">Use Appropriate Resolution</text:p>
      <text:p text:style-name="Standard">-most browsers display images at a relatively low resolution (typically 96ppi – pixels per inch)</text:p>
      <text:p text:style-name="Standard">-even though a browser doesn't display the depth of resolution, more bandwith is still used for the large <text:soft-page-break/>file size</text:p>
      <text:p text:style-name="Standard">-some devices (such as tablets and phones) have high pixel density displays (such as over 400ppi) which can affect the rendering of an image</text:p>
      <text:p text:style-name="Standard"/>
      <text:p text:style-name="Standard">Specify Dimensions</text:p>
      <text:p text:style-name="Standard">-use accurate height and width attributes on image tags</text:p>
      <text:p text:style-name="Standard">-do not try to resize the appearance of an image by modifying the settings of height and width attributes, it will work but will make your page load slower and make image quality suffer. Just use a graphics application instead</text:p>
      <text:p text:style-name="Standard"/>
      <text:p text:style-name="Standard">Be Aware of Brightness and Contrast</text:p>
      <text:p text:style-name="Standard">-gamma refers to the brightness and contrast of the monitor display</text:p>
      <text:p text:style-name="Standard">-Windows default gamma setting: 2.2. Mac default gamma setting: 1.8</text:p>
      <text:p text:style-name="Standard">-be aware that even monitors on the same operating system may have slightly different gamma values than the default</text:p>
      <text:p text:style-name="Standard">-a web developer cannot control gamma, but should be aware images will look different on various platforms because of this issue</text:p>
      <text:p text:style-name="Standard"/>
      <text:p text:style-name="Standard">Accessibility and Visual Elements</text:p>
      <text:p text:style-name="Standard">-remember not all your visitors will be able to view your images, here are some tips</text:p>
      <text:p text:style-name="Standard">-don't rely on color alone. Use high contrast between background and text color</text:p>
      <text:p text:style-name="Standard">-provide a text equivalent for every nontext element. Use the alt attribute on your image tags</text:p>
      <text:p text:style-name="Standard">*if an image displays text, configure that text as the value of the alt attribute<text:line-break/>*use alt=”” for an image that is purely decorative</text:p>
      <text:p text:style-name="Standard">-if your site navigation uses image hyperlinks, provide simple text links at the bottom of the page</text:p>
      <text:p text:style-name="Standard"/>
      <text:p text:style-name="Standard">4.8</text:p>
      <text:p text:style-name="Standard">CSS3Visual Effects</text:p>
      <text:p text:style-name="Standard"/>
      <text:p text:style-name="Standard">CSS3 background-clip Property</text:p>
      <text:p text:style-name="Standard">-confines the display of the background image with the following values:</text:p>
      <text:p text:style-name="Standard">-content-box (clips the display to the area behind the content)</text:p>
      <text:p text:style-name="Standard">-padding-box (clips the display to the area behind the content and padding)</text:p>
      <text:p text:style-name="Standard">-border-box (default; clips the display to the area behind the content, padding, and border; similar to the padding-box property except that the image will display behind a border configured to be transparent)</text:p>
      <text:p text:style-name="Standard">-example:</text:p>
      <text:p text:style-name="Standard">.test { background-image: url(myislandback.jpg);</text:p>
      <text:p text:style-name="Standard"><text:s text:c="10"/>background-clip: content-box;</text:p>
      <text:p text:style-name="Standard"><text:s text:c="10"/>width: 400px;</text:p>
      <text:p text:style-name="Standard"><text:s text:c="10"/>padding: 20px;</text:p>
      <text:p text:style-name="Standard"><text:s text:c="10"/>margin-bottom: 10px;</text:p>
      <text:p text:style-name="Standard"><text:s text:c="10"/>border: 1px dashed #000; }</text:p>
      <text:p text:style-name="Standard"/>
      <text:p text:style-name="Standard">The CSS background-origin Property</text:p>
      <text:p text:style-name="Standard">-the new css3 background-origin paroperty positions the background image using the following values</text:p>
      <text:p text:style-name="Standard">-content-box (positions relative to the content area)</text:p>
      <text:p text:style-name="Standard">-padding-box (default; positions relative to the padding area)</text:p>
      <text:p text:style-name="Standard">-border-box (positions relative to the border area)</text:p>
      <text:p text:style-name="Standard">-the background-origin property is supported by current versions of modern browsers</text:p>
      <text:p text:style-name="Standard"><text:soft-page-break/>-example:</text:p>
      <text:p text:style-name="Standard">.test { background-image: url(trilliumsolo.jpg);</text:p>
      <text:p text:style-name="Standard"><text:s text:c="11"/>background-origin: content-box;</text:p>
      <text:p text:style-name="Standard"><text:s text:c="11"/>background-repeat: no-repeat;</text:p>
      <text:p text:style-name="Standard"><text:s text:c="11"/>background-position: right top;</text:p>
      <text:p text:style-name="Standard"><text:s text:c="11"/>width: 200px;</text:p>
      <text:p text:style-name="Standard"><text:s text:c="11"/>margin-bottom: 10px</text:p>
      <text:p text:style-name="Standard"><text:s text:c="11"/>padding: 20px;</text:p>
      <text:p text:style-name="Standard"><text:s text:c="11"/>border: 1px solid #000; }</text:p>
      <text:p text:style-name="Standard"/>
      <text:p text:style-name="Standard">-remember that the background-origin property has no effect if the background-attachment property is set to the value “fixed”</text:p>
      <text:p text:style-name="Standard"/>
      <text:p text:style-name="Standard">CSS3 background-size Property</text:p>
      <text:p text:style-name="Standard">-can be used to resize or scale the background image</text:p>
      <text:p text:style-name="Standard">-valid values for the background-size property can be:</text:p>
      <text:p text:style-name="Standard">*a pair of percentage values (width, height). If only one value is provided, the second value defaults to auto and is determined by the browser</text:p>
      <text:p text:style-name="Standard">*a pair of pixel values (width, height). If only one numeric value is provided, the second value defaults to auto and is determined by the browser</text:p>
      <text:p text:style-name="Standard">*cover</text:p>
      <text:p text:style-name="Standard">the value cover will preserve the aspect ratio of the image as it scales the background image to the smallest size for which both the height and width of the image can completely cover the area</text:p>
      <text:p text:style-name="Standard">*contain</text:p>
      <text:p text:style-name="Standard">the value contain will preserve the aspect ratio of the image as it scales the background image to the largest size for which both the height and width of the image will fit within the area</text:p>
      <text:p text:style-name="Standard">-example:</text:p>
      <text:p text:style-name="Standard">#test1 { background-image: url(sedonabackground.jog);</text:p>
      <text:p text:style-name="Standard"><text:s text:c="14"/>background-repeat: no-repeat;</text:p>
      <text:p text:style-name="Standard"><text:s text:c="14"/>background-size: 100% 100%; <text:s/>}</text:p>
      <text:p text:style-name="Standard">-backgrund-size: cover will scale and resize an image to completely cover the area while keeping the aspect ratio of the image intact</text:p>
      <text:p text:style-name="Standard">-background-size: contain will scale and resize the image so that both the height and width of the image will fit within the area</text:p>
      <text:p text:style-name="Standard"/>
      <text:p text:style-name="Standard">CSS3 Multiple Background Images</text:p>
      <text:p text:style-name="Standard">-use the CSS3 background property to configure multiple background images. You can optionally add property values to indicate the image's position and whether the image repeats</text:p>
      <text:p text:style-name="Standard">-the background property uses a shorthand notation: just list the values that are needed for relevant properties such as background-position and background-repeat</text:p>
      <text:p text:style-name="Standard"/>
      <text:p text:style-name="Standard">CSS3 Rounded Corners</text:p>
      <text:p text:style-name="Standard">-CSS3 introduces the border-radius property which can be used to created rounded corners and soften up those rectangles</text:p>
      <text:p text:style-name="Standard">-values include 1-4 numeric values (using pixel or em units) or percentages that configure the radius of the corner. If a single value is provided it configures all four corners</text:p>
      <text:p text:style-name="Standard">-if four values are provided, the corners are configured in order of top left, top right, bottom right, and bottom left</text:p>
      <text:p text:style-name="Standard">-set the border-radius property to a value below 20px for best results</text:p>
      <text:p text:style-name="Standard"><text:soft-page-break/>-example:</text:p>
      <text:p text:style-name="Standard">border: 3px ridge #330000;</text:p>
      <text:p text:style-name="Standard">border-radius: 15px;</text:p>
      <text:p text:style-name="Standard">-keep in mind another approach to getting a rounded look is to create a rounded rectangle background image with a graphics application</text:p>
      <text:p text:style-name="Standard"/>
      <text:p text:style-name="Standard"><text:s/>The CSS3 box-shadow Property</text:p>
      <text:p text:style-name="Standard">-can be used to create a shadow effect on block-display elements such as div and paragraph elements. Configure a box shadow by coding values for the shadow's horizontal offset, vertical offset, blur radius (optional), spread distance (optional), and color</text:p>
      <text:p text:style-name="Standard">*horizontal offset- use a numeric pixel value. Positive values configure a shadow on the right, negative value configures a shadow on the left</text:p>
      <text:p text:style-name="Standard">*veritcal offset- use a numeric pixel value. Positive value configures a shadow below, negative values configure a shadow above</text:p>
      <text:p text:style-name="Standard">*blur radius (optional)- configure a numeric pixel value. If omitted, defaults to the value 0 which configures a sharp shadow. Higher values configure more blur</text:p>
      <text:p text:style-name="Standard">*spread distance (optional)- configure a numeric pixel value. If omitted, defaults to the value 0. Positive values configure the shadow to expand, negative values configure the shadow to contract</text:p>
      <text:p text:style-name="Standard">*color value- configure a valid color value for the shadow</text:p>
      <text:p text:style-name="Standard">-example (creates a dark gray drop shadow with a 5px horizontal offset, 5px vertical offset, and a 5px blur radius):</text:p>
      <text:p text:style-name="Standard">box-shadow: 5px 5px 5px #828282;</text:p>
      <text:p text:style-name="Standard">-inner shadow effect. To configure an inner shadow, include the optional inset value. For example:</text:p>
      <text:p text:style-name="Standard">box-shadow: inset 5px 5px 5px #828282;</text:p>
      <text:p text:style-name="Standard"/>
      <text:p text:style-name="Standard">The CSS3 opacity Property</text:p>
      <text:p text:style-name="Standard">-configures the transparency of an element</text:p>
      <text:p text:style-name="Standard">-opacity values range from 0 (completely transparent) to 1 (completely opaque)</text:p>
      <text:p text:style-name="Standard">-important to remember: the opacity property applies to both the text and the background. If you configure a semi-transparent opacity value for an element with the opacity property, both the background and the text displayed will be semi transparent</text:p>
      <text:p text:style-name="Standard"/>
      <text:p text:style-name="Standard">CSS3 RGBA Color</text:p>
      <text:p text:style-name="Standard">-RGBA color is a color property that configures transparent color</text:p>
      <text:p text:style-name="Standard">-four values are required: red color, green color, blue color, and alpha (transparency)</text:p>
      <text:p text:style-name="Standard">-RGBA uses decimal values instead of hexadecimal color values</text:p>
      <text:p text:style-name="Standard">-the values for red, green, and blue must be decimal values from 0 to 255. the alpha value must be a number between 0 (transparent) and 1 (opaque)</text:p>
      <text:p text:style-name="Standard">-RGBA color allows you to specifically configure an element to be transparent, rather than the opacity property which does it to both the content and background </text:p>
      <text:p text:style-name="Standard"/>
      <text:p text:style-name="Standard">CSS3 HSLA Color</text:p>
      <text:p text:style-name="Standard">-HSLA is based on a color wheel model, which stands for hue, saturation, lightness, and alpha</text:p>
      <text:p text:style-name="Standard"/>
      <text:p text:style-name="Standard">Hue, Saturation, Lightness, and Alpha</text:p>
      <text:p text:style-name="Standard">-Hue is the actual color which is represented by numeric values ranging from 0 to 360 (like degrees of a circle). Red is represented by 0 and 360, green is represented by 120, blue is represented by 240. Set hue to 0 when configuring black, gray, and white.</text:p>
      <text:p text:style-name="Standard">-Saturation is the intensity of the color and is indicated by a percentage value (full color saturation is <text:soft-page-break/>100%, gray is 0%)</text:p>
      <text:p text:style-name="Standard">-Lightness determines the brightness or darkness of the color and is indicated by a percentage value (normal color is 50%, white is 100%, black is 0%)</text:p>
      <text:p text:style-name="Standard">-Alpha represents the transparency of the color and has a value from 0 (transparent) to 1 (opaque)</text:p>
      <text:p text:style-name="Standard">-note that you can omit the alpha value and use the hsl keyword instead of the hsla keyword</text:p>
      <text:p text:style-name="Standard">examples:</text:p>
      <text:p text:style-name="Standard">red: hsla(360, 100%, 50%, 1.0)</text:p>
      <text:p text:style-name="Standard">green: hsla(120, 100%, 50%, 1.0);</text:p>
      <text:p text:style-name="Standard">blue: hsla(240, 100%, 50%, 1.0);</text:p>
      <text:p text:style-name="Standard">black: hsla (0, 0%, 0%, 1.0);</text:p>
      <text:p text:style-name="Standard">gray: hsla(0, 0%, 50%, 1.0);</text:p>
      <text:p text:style-name="Standard">white: hsla(0, 0% 100%, 1.0);</text:p>
      <text:p text:style-name="Standard">-an advantage to using HSLA color is that it is more intuitive to work with than the hardware-oriented RGB color. You can use a color wheel model to choose colors and generate the hue value from the degree placement on the circle. If you would like to use a tone of color, vary the satruation value. If you would like to use a shade or tint of a color, use the same hue value but vary the brightness</text:p>
      <text:p text:style-name="Standard">-ie.</text:p>
      <text:p text:style-name="Standard">Dark blue: hsla(210. 100%, 25%, 1.0);</text:p>
      <text:p text:style-name="Standard">Blue: hsla (210, 100%, 50%, 1.0);</text:p>
      <text:p text:style-name="Standard">Light Cyan: hsla(210, 100%, 75%, 1.0);</text:p>
      <text:p text:style-name="Standard"/>
      <text:p text:style-name="Standard">CSS3 Gradients</text:p>
      <text:p text:style-name="Standard">-gradient- a smooth blending of shades from one color to another color</text:p>
      <text:p text:style-name="Standard">-CSS3 gradient background color is defined purely with CSS</text:p>
      <text:p text:style-name="Standard"/>
      <text:p text:style-name="Standard">Linear Gradient Syntax</text:p>
      <text:p text:style-name="Standard">-linear gradient is a smooth blending of color in a single direction</text:p>
      <text:p text:style-name="Standard">-to configure a basic linear gradient, code the linear-gradient function as the value of the background-image property. Indicate the direction of the gradient by coding the keyword phrase “to bottom”, “to top”, “to left”, or “to right”. Next, list two or more color values to indicate the color stops</text:p>
      <text:p text:style-name="Standard">-example that blends from white to green:</text:p>
      <text:p text:style-name="Standard">background-image: linear-gradient(to bottom, #FFFFFF, #00FF00);</text:p>
      <text:p text:style-name="Standard"/>
      <text:p text:style-name="Standard">Radial Gradient Syntax</text:p>
      <text:p text:style-name="Standard">-a radial gradient is a smooth blending of color emanating outward from a single point</text:p>
      <text:p text:style-name="Standard">-code the radial-gradient function as the value of the background-image property to configure a radial gradient. List two or more color values to indicate the color stops. The first color will be displayed by default in the center of the element and gradually blend outward until the second color is displayed</text:p>
      <text:p text:style-name="Standard">-example radial gradient that blends from white to blue is as follows”</text:p>
      <text:p text:style-name="Standard">background-image: radial-gradient(#FFFFFF, #0000FF);</text:p>
      <text:p text:style-name="Standard"/>
      <text:p text:style-name="Standard">CSS Gradients and Progressive Enhancement</text:p>
      <text:p text:style-name="Standard">-progressive enhancement (defined by Christian Heilmann) is “starting with a baseline of usable functionality, then increasing the richness of the user experience step by step by testing for support for enhancements before applying them”</text:p>
      <text:p text:style-name="Standard">-start with a web page that displays well in most browsers and then add new design techniques, such as CSS3 gradients, in a way that enhances the display for visitors who are using browsers that support the new technique </text:p>
      <text:p text:style-name="Standard">-it's useful to keep progressive enhancement in mind when using CSS3 gradients. Configure a <text:soft-page-break/>“fallback” background-color property or background-image property which will be rendered by browsers that do not support CSS3 gradi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16T17:59:49.50</meta:creation-date>
    <meta:generator>OpenOffice/4.1.7$Win32 OpenOffice.org_project/417m1$Build-9800</meta:generator>
    <dc:date>2020-09-18T17:41:13.98</dc:date>
    <meta:editing-duration>PT5H37M46S</meta:editing-duration>
    <meta:editing-cycles>48</meta:editing-cycles>
    <meta:document-statistic meta:table-count="0" meta:image-count="0" meta:object-count="0" meta:page-count="15" meta:paragraph-count="411" meta:word-count="6044" meta:character-count="38371"/>
  </office:meta>
</office:document-meta>
</file>